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6"/>
        <table:table-row table:style-name="ro1">
          <table:table-cell table:style-name="ce5" office:value-type="string" calcext:value-type="string">
            <text:p>CIS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me das CISP’s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Default" office:value-type="float" office:value="-22.902876" calcext:value-type="float">
            <text:p>-22.902876</text:p>
          </table:table-cell>
          <table:table-cell table:style-name="Default" office:value-type="float" office:value="-43.191611" calcext:value-type="float">
            <text:p>-43.191611</text:p>
          </table:table-cell>
          <table:table-cell office:value-type="string" calcext:value-type="string">
            <text:p>Praça Mauá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-22.903061" calcext:value-type="float">
            <text:p>-22.903061</text:p>
          </table:table-cell>
          <table:table-cell table:style-name="Default" office:value-type="float" office:value="-43.186131" calcext:value-type="float">
            <text:p>-43.186131</text:p>
          </table:table-cell>
          <table:table-cell office:value-type="string" calcext:value-type="string">
            <text:p>Praça da República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Default" office:value-type="float" office:value="-22.909893" calcext:value-type="float">
            <text:p>-22.909893</text:p>
          </table:table-cell>
          <table:table-cell table:style-name="Default" office:value-type="float" office:value="-43.184305" calcext:value-type="float">
            <text:p>-43.184305</text:p>
          </table:table-cell>
          <table:table-cell office:value-type="string" calcext:value-type="string">
            <text:p>Mem de Sá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Default" office:value-type="float" office:value="-22.908904" calcext:value-type="float">
            <text:p>-22.908904</text:p>
          </table:table-cell>
          <table:table-cell table:style-name="Default" office:value-type="float" office:value="-43.19607" calcext:value-type="float">
            <text:p>-43.19607</text:p>
          </table:table-cell>
          <table:table-cell office:value-type="string" calcext:value-type="string">
            <text:p>Cidade Nova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-22.924344" calcext:value-type="float">
            <text:p>-22.924344</text:p>
          </table:table-cell>
          <table:table-cell table:style-name="Default" office:value-type="float" office:value="-43.187154" calcext:value-type="float">
            <text:p>-43.187154</text:p>
          </table:table-cell>
          <table:table-cell office:value-type="string" calcext:value-type="string">
            <text:p>Santa Teresa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Default" office:value-type="float" office:value="-22.923777" calcext:value-type="float">
            <text:p>-22.923777</text:p>
          </table:table-cell>
          <table:table-cell table:style-name="Default" office:value-type="float" office:value="-43.177498" calcext:value-type="float">
            <text:p>-43.177498</text:p>
          </table:table-cell>
          <table:table-cell office:value-type="string" calcext:value-type="string">
            <text:p>Catete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-22.947793" calcext:value-type="float">
            <text:p>-22.947793</text:p>
          </table:table-cell>
          <table:table-cell table:style-name="Default" office:value-type="float" office:value="-43.18626" calcext:value-type="float">
            <text:p>-43.18626</text:p>
          </table:table-cell>
          <table:table-cell office:value-type="string" calcext:value-type="string">
            <text:p>Botafogo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Default" office:value-type="float" office:value="-22.992905" calcext:value-type="float">
            <text:p>-22.992905</text:p>
          </table:table-cell>
          <table:table-cell table:style-name="Default" office:value-type="float" office:value="-43.251942" calcext:value-type="float">
            <text:p>-43.251942</text:p>
          </table:table-cell>
          <table:table-cell office:value-type="string" calcext:value-type="string">
            <text:p>Rocinha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Default" office:value-type="float" office:value="-22.967342" calcext:value-type="float">
            <text:p>-22.967342</text:p>
          </table:table-cell>
          <table:table-cell table:style-name="Default" office:value-type="float" office:value="-43.184395" calcext:value-type="float">
            <text:p>-43.184395</text:p>
          </table:table-cell>
          <table:table-cell office:value-type="string" calcext:value-type="string">
            <text:p>Copacaba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Default" office:value-type="float" office:value="-22.982681" calcext:value-type="float">
            <text:p>-22.982681</text:p>
          </table:table-cell>
          <table:table-cell table:style-name="Default" office:value-type="float" office:value="-43.191077" calcext:value-type="float">
            <text:p>-43.191077</text:p>
          </table:table-cell>
          <table:table-cell office:value-type="string" calcext:value-type="string">
            <text:p>Ipanema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Default" office:value-type="float" office:value="-22.981839" calcext:value-type="float">
            <text:p>-22.981839</text:p>
          </table:table-cell>
          <table:table-cell table:style-name="Default" office:value-type="float" office:value="-43.218379" calcext:value-type="float">
            <text:p>-43.218379</text:p>
          </table:table-cell>
          <table:table-cell office:value-type="string" calcext:value-type="string">
            <text:p>Leblon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Default" office:value-type="float" office:value="-22.972161" calcext:value-type="float">
            <text:p>-22.972161</text:p>
          </table:table-cell>
          <table:table-cell table:style-name="Default" office:value-type="float" office:value="-43.225903" calcext:value-type="float">
            <text:p>-43.225903</text:p>
          </table:table-cell>
          <table:table-cell office:value-type="string" calcext:value-type="string">
            <text:p>Gávea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-23.010889" calcext:value-type="float">
            <text:p>-23.010889</text:p>
          </table:table-cell>
          <table:table-cell table:style-name="Default" office:value-type="float" office:value="-43.296924" calcext:value-type="float">
            <text:p>-43.296924</text:p>
          </table:table-cell>
          <table:table-cell office:value-type="string" calcext:value-type="string">
            <text:p>Barra da Tijuca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Default" office:value-type="float" office:value="-22.904365" calcext:value-type="float">
            <text:p>-22.904365</text:p>
          </table:table-cell>
          <table:table-cell table:style-name="Default" office:value-type="float" office:value="-43.218631" calcext:value-type="float">
            <text:p>-43.218631</text:p>
          </table:table-cell>
          <table:table-cell office:value-type="string" calcext:value-type="string">
            <text:p>São Cristovão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Default" office:value-type="float" office:value="-22.913321" calcext:value-type="float">
            <text:p>-22.913321</text:p>
          </table:table-cell>
          <table:table-cell table:style-name="Default" office:value-type="float" office:value="-43.214667" calcext:value-type="float">
            <text:p>-43.214667</text:p>
          </table:table-cell>
          <table:table-cell office:value-type="string" calcext:value-type="string">
            <text:p>Praça da Bandeir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Default" office:value-type="float" office:value="-22.930676" calcext:value-type="float">
            <text:p>-22.930676</text:p>
          </table:table-cell>
          <table:table-cell table:style-name="Default" office:value-type="float" office:value="-43.244773" calcext:value-type="float">
            <text:p>-43.244773</text:p>
          </table:table-cell>
          <table:table-cell office:value-type="string" calcext:value-type="string">
            <text:p>Tijuca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Default" office:value-type="float" office:value="-22.911243" calcext:value-type="float">
            <text:p>-22.911243</text:p>
          </table:table-cell>
          <table:table-cell table:style-name="Default" office:value-type="float" office:value="-43.239488" calcext:value-type="float">
            <text:p>-43.239488</text:p>
          </table:table-cell>
          <table:table-cell office:value-type="string" calcext:value-type="string">
            <text:p>Vila Isabel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Default" office:value-type="float" office:value="-22.872607" calcext:value-type="float">
            <text:p>-22.872607</text:p>
          </table:table-cell>
          <table:table-cell table:style-name="Default" office:value-type="float" office:value="-43.258285" calcext:value-type="float">
            <text:p>-43.258285</text:p>
          </table:table-cell>
          <table:table-cell office:value-type="string" calcext:value-type="string">
            <text:p>Bonsucesso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Default" office:value-type="float" office:value="-22.827949" calcext:value-type="float">
            <text:p>-22.827949</text:p>
          </table:table-cell>
          <table:table-cell table:style-name="Default" office:value-type="float" office:value="-43.276129" calcext:value-type="float">
            <text:p>-43.276129</text:p>
          </table:table-cell>
          <table:table-cell office:value-type="string" calcext:value-type="string">
            <text:p>Penha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Default" office:value-type="float" office:value="-22.899182" calcext:value-type="float">
            <text:p>-22.899182</text:p>
          </table:table-cell>
          <table:table-cell table:style-name="Default" office:value-type="float" office:value="-43.278027" calcext:value-type="float">
            <text:p>-43.278027</text:p>
          </table:table-cell>
          <table:table-cell office:value-type="string" calcext:value-type="string">
            <text:p>Méier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Default" office:value-type="float" office:value="-22.893108" calcext:value-type="float">
            <text:p>-22.893108</text:p>
          </table:table-cell>
          <table:table-cell table:style-name="Default" office:value-type="float" office:value="-43.304895" calcext:value-type="float">
            <text:p>-43.304895</text:p>
          </table:table-cell>
          <table:table-cell office:value-type="string" calcext:value-type="string">
            <text:p>Piedade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Default" office:value-type="float" office:value="-22.899823" calcext:value-type="float">
            <text:p>-22.899823</text:p>
          </table:table-cell>
          <table:table-cell table:style-name="Default" office:value-type="float" office:value="-43.252376" calcext:value-type="float">
            <text:p>-43.252376</text:p>
          </table:table-cell>
          <table:table-cell office:value-type="string" calcext:value-type="string">
            <text:p>Engenho Novo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Default" office:value-type="float" office:value="-22.902702" calcext:value-type="float">
            <text:p>-22.902702</text:p>
          </table:table-cell>
          <table:table-cell table:style-name="Default" office:value-type="float" office:value="-43.290307" calcext:value-type="float">
            <text:p>-43.290307</text:p>
          </table:table-cell>
          <table:table-cell office:value-type="string" calcext:value-type="string">
            <text:p>Todos os Santos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Default" office:value-type="float" office:value="-22.845519" calcext:value-type="float">
            <text:p>-22.845519</text:p>
          </table:table-cell>
          <table:table-cell table:style-name="Default" office:value-type="float" office:value="-43.304622" calcext:value-type="float">
            <text:p>-43.304622</text:p>
          </table:table-cell>
          <table:table-cell office:value-type="string" calcext:value-type="string">
            <text:p>Vicente de Carvalho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Default" office:value-type="float" office:value="-22.889237" calcext:value-type="float">
            <text:p>-22.889237</text:p>
          </table:table-cell>
          <table:table-cell table:style-name="Default" office:value-type="float" office:value="-43.345955" calcext:value-type="float">
            <text:p>-43.345955</text:p>
          </table:table-cell>
          <table:table-cell office:value-type="string" calcext:value-type="string">
            <text:p>Praça de Seca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Default" office:value-type="float" office:value="-22.868171" calcext:value-type="float">
            <text:p>-22.868171</text:p>
          </table:table-cell>
          <table:table-cell table:style-name="Default" office:value-type="float" office:value="-43.343767" calcext:value-type="float">
            <text:p>-43.343767</text:p>
          </table:table-cell>
          <table:table-cell office:value-type="string" calcext:value-type="string">
            <text:p>Madureira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Default" office:value-type="float" office:value="-22.86275" calcext:value-type="float">
            <text:p>-22.86275</text:p>
          </table:table-cell>
          <table:table-cell table:style-name="Default" office:value-type="float" office:value="-43.376987" calcext:value-type="float">
            <text:p>-43.376987</text:p>
          </table:table-cell>
          <table:table-cell office:value-type="string" calcext:value-type="string">
            <text:p>Marechal Hermes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Default" office:value-type="float" office:value="-22.836617" calcext:value-type="float">
            <text:p>-22.836617</text:p>
          </table:table-cell>
          <table:table-cell table:style-name="Default" office:value-type="float" office:value="-43.396907" calcext:value-type="float">
            <text:p>-43.396907</text:p>
          </table:table-cell>
          <table:table-cell office:value-type="string" calcext:value-type="string">
            <text:p>Ricardo de Albuquerque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Default" office:value-type="float" office:value="-22.926378" calcext:value-type="float">
            <text:p>-22.926378</text:p>
          </table:table-cell>
          <table:table-cell table:style-name="Default" office:value-type="float" office:value="-43.375055" calcext:value-type="float">
            <text:p>-43.375055</text:p>
          </table:table-cell>
          <table:table-cell office:value-type="string" calcext:value-type="string">
            <text:p>Taquara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Default" office:value-type="float" office:value="-22.88427" calcext:value-type="float">
            <text:p>-22.88427</text:p>
          </table:table-cell>
          <table:table-cell table:style-name="Default" office:value-type="float" office:value="-43.404209" calcext:value-type="float">
            <text:p>-43.404209</text:p>
          </table:table-cell>
          <table:table-cell office:value-type="string" calcext:value-type="string">
            <text:p>Realengo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Default" office:value-type="float" office:value="-22.874359" calcext:value-type="float">
            <text:p>-22.874359</text:p>
          </table:table-cell>
          <table:table-cell table:style-name="Default" office:value-type="float" office:value="-43.46317" calcext:value-type="float">
            <text:p>-43.46317</text:p>
          </table:table-cell>
          <table:table-cell office:value-type="string" calcext:value-type="string">
            <text:p>Bangu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Default" office:value-type="float" office:value="-22.904313" calcext:value-type="float">
            <text:p>-22.904313</text:p>
          </table:table-cell>
          <table:table-cell table:style-name="Default" office:value-type="float" office:value="-43.566488" calcext:value-type="float">
            <text:p>-43.566488</text:p>
          </table:table-cell>
          <table:table-cell office:value-type="string" calcext:value-type="string">
            <text:p>Campo Grande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Default" office:value-type="float" office:value="-22.915172" calcext:value-type="float">
            <text:p>-22.915172</text:p>
          </table:table-cell>
          <table:table-cell table:style-name="Default" office:value-type="float" office:value="-43.68429" calcext:value-type="float">
            <text:p>-43.68429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Default" office:value-type="float" office:value="-22.808346" calcext:value-type="float">
            <text:p>-22.808346</text:p>
          </table:table-cell>
          <table:table-cell table:style-name="Default" office:value-type="float" office:value="-43.1968" calcext:value-type="float">
            <text:p>-43.1968</text:p>
          </table:table-cell>
          <table:table-cell office:value-type="string" calcext:value-type="string">
            <text:p>Ilha do governador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Default" office:value-type="float" office:value="-22.83669" calcext:value-type="float">
            <text:p>-22.83669</text:p>
          </table:table-cell>
          <table:table-cell table:style-name="Default" office:value-type="float" office:value="-43.316752" calcext:value-type="float">
            <text:p>-43.316752</text:p>
          </table:table-cell>
          <table:table-cell office:value-type="string" calcext:value-type="string">
            <text:p>Brás de Pina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Default" office:value-type="float" office:value="-22.805977" calcext:value-type="float">
            <text:p>-22.805977</text:p>
          </table:table-cell>
          <table:table-cell table:style-name="Default" office:value-type="float" office:value="-43.363983" calcext:value-type="float">
            <text:p>-43.363983</text:p>
          </table:table-cell>
          <table:table-cell office:value-type="string" calcext:value-type="string">
            <text:p>Pavuna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Default" office:value-type="float" office:value="-22.840613" calcext:value-type="float">
            <text:p>-22.840613</text:p>
          </table:table-cell>
          <table:table-cell table:style-name="Default" office:value-type="float" office:value="-43.349061" calcext:value-type="float">
            <text:p>-43.349061</text:p>
          </table:table-cell>
          <table:table-cell office:value-type="string" calcext:value-type="string">
            <text:p>Honório Gurgel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Default" office:value-type="float" office:value="-22.919575" calcext:value-type="float">
            <text:p>-22.919575</text:p>
          </table:table-cell>
          <table:table-cell table:style-name="Default" office:value-type="float" office:value="-43.358541" calcext:value-type="float">
            <text:p>-43.358541</text:p>
          </table:table-cell>
          <table:table-cell office:value-type="string" calcext:value-type="string">
            <text:p>Tanque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Default" office:value-type="float" office:value="-23.022764" calcext:value-type="float">
            <text:p>-23.022764</text:p>
          </table:table-cell>
          <table:table-cell table:style-name="Default" office:value-type="float" office:value="-43.492045" calcext:value-type="float">
            <text:p>-43.492045</text:p>
          </table:table-cell>
          <table:table-cell office:value-type="string" calcext:value-type="string">
            <text:p>Recreio dos Bandeirantes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Default" office:value-type="float" office:value="-22.983615" calcext:value-type="float">
            <text:p>-22.983615</text:p>
          </table:table-cell>
          <table:table-cell table:style-name="Default" office:value-type="float" office:value="-43.661622" calcext:value-type="float">
            <text:p>-43.661622</text:p>
          </table:table-cell>
          <table:table-cell office:value-type="string" calcext:value-type="string">
            <text:p>Guaratiba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Default" office:value-type="float" office:value="-22.873873" calcext:value-type="float">
            <text:p>-22.873873</text:p>
          </table:table-cell>
          <table:table-cell table:style-name="Default" office:value-type="float" office:value="-43.285441" calcext:value-type="float">
            <text:p>-43.285441</text:p>
          </table:table-cell>
          <table:table-cell office:value-type="string" calcext:value-type="string">
            <text:p>Inhaúma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Default" office:value-type="float" office:value="-22.860397" calcext:value-type="float">
            <text:p>-22.860397</text:p>
          </table:table-cell>
          <table:table-cell table:style-name="Default" office:value-type="float" office:value="-43.269146" calcext:value-type="float">
            <text:p>-43.269146</text:p>
          </table:table-cell>
          <table:table-cell office:value-type="string" calcext:value-type="string">
            <text:p>Complexo do Alemão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Default" office:value-type="float" office:value="-22.802922" calcext:value-type="float">
            <text:p>-22.802922</text:p>
          </table:table-cell>
          <table:table-cell table:style-name="Default" office:value-type="float" office:value="-43.642272" calcext:value-type="float">
            <text:p>-43.642272</text:p>
          </table:table-cell>
          <table:table-cell office:value-type="string" calcext:value-type="string">
            <text:p>Seropédica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Default" office:value-type="float" office:value="-22.866212" calcext:value-type="float">
            <text:p>-22.866212</text:p>
          </table:table-cell>
          <table:table-cell table:style-name="Default" office:value-type="float" office:value="-43.777024" calcext:value-type="float">
            <text:p>-43.777024</text:p>
          </table:table-cell>
          <table:table-cell office:value-type="string" calcext:value-type="string">
            <text:p>Itaguaí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Default" office:value-type="float" office:value="-22.613721" calcext:value-type="float">
            <text:p>-22.613721</text:p>
          </table:table-cell>
          <table:table-cell table:style-name="Default" office:value-type="float" office:value="-43.713313" calcext:value-type="float">
            <text:p>-43.713313</text:p>
          </table:table-cell>
          <table:table-cell office:value-type="string" calcext:value-type="string">
            <text:p>Paracambi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Default" office:value-type="float" office:value="-22.756546" calcext:value-type="float">
            <text:p>-22.756546</text:p>
          </table:table-cell>
          <table:table-cell table:style-name="Default" office:value-type="float" office:value="-43.455812" calcext:value-type="float">
            <text:p>-43.455812</text:p>
          </table:table-cell>
          <table:table-cell office:value-type="string" calcext:value-type="string">
            <text:p>Nova Iguaçu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Default" office:value-type="float" office:value="-22.790967" calcext:value-type="float">
            <text:p>-22.790967</text:p>
          </table:table-cell>
          <table:table-cell table:style-name="Default" office:value-type="float" office:value="-43.425499" calcext:value-type="float">
            <text:p>-43.425499</text:p>
          </table:table-cell>
          <table:table-cell office:value-type="string" calcext:value-type="string">
            <text:p>Mesquita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Default" office:value-type="float" office:value="-22.751621" calcext:value-type="float">
            <text:p>-22.751621</text:p>
          </table:table-cell>
          <table:table-cell table:style-name="Default" office:value-type="float" office:value="-43.403537" calcext:value-type="float">
            <text:p>-43.403537</text:p>
          </table:table-cell>
          <table:table-cell office:value-type="string" calcext:value-type="string">
            <text:p>Belford Roxo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Default" office:value-type="float" office:value="-22.706463" calcext:value-type="float">
            <text:p>-22.706463</text:p>
          </table:table-cell>
          <table:table-cell table:style-name="Default" office:value-type="float" office:value="-43.565136" calcext:value-type="float">
            <text:p>-43.565136</text:p>
          </table:table-cell>
          <table:table-cell office:value-type="string" calcext:value-type="string">
            <text:p>Queimados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Default" office:value-type="float" office:value="-22.741126" calcext:value-type="float">
            <text:p>-22.741126</text:p>
          </table:table-cell>
          <table:table-cell table:style-name="Default" office:value-type="float" office:value="-43.485717" calcext:value-type="float">
            <text:p>-43.485717</text:p>
          </table:table-cell>
          <table:table-cell office:value-type="string" calcext:value-type="string">
            <text:p>Comendador Soares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Default" office:value-type="float" office:value="-22.806554" calcext:value-type="float">
            <text:p>-22.806554</text:p>
          </table:table-cell>
          <table:table-cell table:style-name="Default" office:value-type="float" office:value="-43.405254" calcext:value-type="float">
            <text:p>-43.405254</text:p>
          </table:table-cell>
          <table:table-cell office:value-type="string" calcext:value-type="string">
            <text:p>Nilópolis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Default" office:value-type="float" office:value="-22.737158" calcext:value-type="float">
            <text:p>-22.737158</text:p>
          </table:table-cell>
          <table:table-cell table:style-name="Default" office:value-type="float" office:value="-43.457821" calcext:value-type="float">
            <text:p>-43.457821</text:p>
          </table:table-cell>
          <table:table-cell office:value-type="string" calcext:value-type="string">
            <text:p>Posse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Default" office:value-type="float" office:value="-22.79676" calcext:value-type="float">
            <text:p>-22.79676</text:p>
          </table:table-cell>
          <table:table-cell table:style-name="Default" office:value-type="float" office:value="-43.304336" calcext:value-type="float">
            <text:p>-43.304336</text:p>
          </table:table-cell>
          <table:table-cell office:value-type="string" calcext:value-type="string">
            <text:p>Duque de Caxias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Default" office:value-type="float" office:value="-22.703875" calcext:value-type="float">
            <text:p>-22.703875</text:p>
          </table:table-cell>
          <table:table-cell table:style-name="Default" office:value-type="float" office:value="-43.27956" calcext:value-type="float">
            <text:p>-43.27956</text:p>
          </table:table-cell>
          <table:table-cell office:value-type="string" calcext:value-type="string">
            <text:p>Campos Elíseos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Default" office:value-type="float" office:value="-22.598772" calcext:value-type="float">
            <text:p>-22.598772</text:p>
          </table:table-cell>
          <table:table-cell table:style-name="Default" office:value-type="float" office:value="-43.289145" calcext:value-type="float">
            <text:p>-43.289145</text:p>
          </table:table-cell>
          <table:table-cell office:value-type="string" calcext:value-type="string">
            <text:p>Xerém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Default" office:value-type="float" office:value="-22.642933" calcext:value-type="float">
            <text:p>-22.642933</text:p>
          </table:table-cell>
          <table:table-cell table:style-name="Default" office:value-type="float" office:value="-43.219354" calcext:value-type="float">
            <text:p>-43.219354</text:p>
          </table:table-cell>
          <table:table-cell office:value-type="string" calcext:value-type="string">
            <text:p>Imbariê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Default" office:value-type="float" office:value="-22.649421" calcext:value-type="float">
            <text:p>-22.649421</text:p>
          </table:table-cell>
          <table:table-cell table:style-name="Default" office:value-type="float" office:value="-43.605118" calcext:value-type="float">
            <text:p>-43.605118</text:p>
          </table:table-cell>
          <table:table-cell office:value-type="string" calcext:value-type="string">
            <text:p>Japeri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Default" office:value-type="float" office:value="-22.805087" calcext:value-type="float">
            <text:p>-22.805087</text:p>
          </table:table-cell>
          <table:table-cell table:style-name="Default" office:value-type="float" office:value="-43.378534" calcext:value-type="float">
            <text:p>-43.378534</text:p>
          </table:table-cell>
          <table:table-cell office:value-type="string" calcext:value-type="string">
            <text:p>São João de Meriti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Default" office:value-type="float" office:value="-22.654946" calcext:value-type="float">
            <text:p>-22.654946</text:p>
          </table:table-cell>
          <table:table-cell table:style-name="Default" office:value-type="float" office:value="-43.038231" calcext:value-type="float">
            <text:p>-43.038231</text:p>
          </table:table-cell>
          <table:table-cell office:value-type="string" calcext:value-type="string">
            <text:p>Magé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Default" office:value-type="float" office:value="-22.627964" calcext:value-type="float">
            <text:p>-22.627964</text:p>
          </table:table-cell>
          <table:table-cell table:style-name="Default" office:value-type="float" office:value="-43.181098" calcext:value-type="float">
            <text:p>-43.181098</text:p>
          </table:table-cell>
          <table:table-cell office:value-type="string" calcext:value-type="string">
            <text:p>Piabetá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Default" office:value-type="float" office:value="-22.535885" calcext:value-type="float">
            <text:p>-22.535885</text:p>
          </table:table-cell>
          <table:table-cell table:style-name="Default" office:value-type="float" office:value="-42.985771" calcext:value-type="float">
            <text:p>-42.985771</text:p>
          </table:table-cell>
          <table:table-cell office:value-type="string" calcext:value-type="string">
            <text:p>Guapimirim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Default" office:value-type="float" office:value="-22.736409" calcext:value-type="float">
            <text:p>-22.736409</text:p>
          </table:table-cell>
          <table:table-cell table:style-name="Default" office:value-type="float" office:value="-42.726206" calcext:value-type="float">
            <text:p>-42.726206</text:p>
          </table:table-cell>
          <table:table-cell office:value-type="string" calcext:value-type="string">
            <text:p>Tanguá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Default" office:value-type="float" office:value="-22.745704" calcext:value-type="float">
            <text:p>-22.745704</text:p>
          </table:table-cell>
          <table:table-cell table:style-name="Default" office:value-type="float" office:value="-42.855261" calcext:value-type="float">
            <text:p>-42.855261</text:p>
          </table:table-cell>
          <table:table-cell office:value-type="string" calcext:value-type="string">
            <text:p>Itaborí</text:p>
          </table:table-cell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Default" office:value-type="float" office:value="-22.820745" calcext:value-type="float">
            <text:p>-22.820745</text:p>
          </table:table-cell>
          <table:table-cell table:style-name="Default" office:value-type="float" office:value="-43.043631" calcext:value-type="float">
            <text:p>-43.043631</text:p>
          </table:table-cell>
          <table:table-cell office:value-type="string" calcext:value-type="string">
            <text:p>São Gonçalo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Default" office:value-type="float" office:value="-22.852757" calcext:value-type="float">
            <text:p>-22.852757</text:p>
          </table:table-cell>
          <table:table-cell table:style-name="Default" office:value-type="float" office:value="-43.097372" calcext:value-type="float">
            <text:p>-43.097372</text:p>
          </table:table-cell>
          <table:table-cell office:value-type="string" calcext:value-type="string">
            <text:p>Neves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Default" office:value-type="float" office:value="-22.819816" calcext:value-type="float">
            <text:p>-22.819816</text:p>
          </table:table-cell>
          <table:table-cell table:style-name="Default" office:value-type="float" office:value="-43.003437" calcext:value-type="float">
            <text:p>-43.003437</text:p>
          </table:table-cell>
          <table:table-cell office:value-type="string" calcext:value-type="string">
            <text:p>Alcântara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Default" office:value-type="float" office:value="-22.887679" calcext:value-type="float">
            <text:p>-22.887679</text:p>
          </table:table-cell>
          <table:table-cell table:style-name="Default" office:value-type="float" office:value="-42.993558" calcext:value-type="float">
            <text:p>-42.993558</text:p>
          </table:table-cell>
          <table:table-cell office:value-type="string" calcext:value-type="string">
            <text:p>Rio do Ouro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Default" office:value-type="float" office:value="-22.893512" calcext:value-type="float">
            <text:p>-22.893512</text:p>
          </table:table-cell>
          <table:table-cell table:style-name="Default" office:value-type="float" office:value="-43.117652" calcext:value-type="float">
            <text:p>-43.117652</text:p>
          </table:table-cell>
          <table:table-cell office:value-type="string" calcext:value-type="string">
            <text:p>Niterói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Default" office:value-type="float" office:value="-22.908201" calcext:value-type="float">
            <text:p>-22.908201</text:p>
          </table:table-cell>
          <table:table-cell table:style-name="Default" office:value-type="float" office:value="-43.103227" calcext:value-type="float">
            <text:p>-43.103227</text:p>
          </table:table-cell>
          <table:table-cell office:value-type="string" calcext:value-type="string">
            <text:p>Icaraí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Default" office:value-type="float" office:value="-22.880817" calcext:value-type="float">
            <text:p>-22.880817</text:p>
          </table:table-cell>
          <table:table-cell table:style-name="Default" office:value-type="float" office:value="-43.091633" calcext:value-type="float">
            <text:p>-43.091633</text:p>
          </table:table-cell>
          <table:table-cell office:value-type="string" calcext:value-type="string">
            <text:p>Fonseca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Default" office:value-type="float" office:value="-22.933739" calcext:value-type="float">
            <text:p>-22.933739</text:p>
          </table:table-cell>
          <table:table-cell table:style-name="Default" office:value-type="float" office:value="-43.099516" calcext:value-type="float">
            <text:p>-43.099516</text:p>
          </table:table-cell>
          <table:table-cell office:value-type="string" calcext:value-type="string">
            <text:p>Jurub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Default" office:value-type="float" office:value="-22.966682" calcext:value-type="float">
            <text:p>-22.966682</text:p>
          </table:table-cell>
          <table:table-cell table:style-name="Default" office:value-type="float" office:value="-43.037779" calcext:value-type="float">
            <text:p>-43.037779</text:p>
          </table:table-cell>
          <table:table-cell office:value-type="string" calcext:value-type="string">
            <text:p>Itaipu</text:p>
          </table:table-cell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Default" office:value-type="float" office:value="-22.916844" calcext:value-type="float">
            <text:p>-22.916844</text:p>
          </table:table-cell>
          <table:table-cell table:style-name="Default" office:value-type="float" office:value="-42.81958" calcext:value-type="float">
            <text:p>-42.81958</text:p>
          </table:table-cell>
          <table:table-cell office:value-type="string" calcext:value-type="string">
            <text:p>Maricá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Default" office:value-type="float" office:value="-22.457446" calcext:value-type="float">
            <text:p>-22.457446</text:p>
          </table:table-cell>
          <table:table-cell table:style-name="Default" office:value-type="float" office:value="-43.816762" calcext:value-type="float">
            <text:p>-43.816762</text:p>
          </table:table-cell>
          <table:table-cell office:value-type="string" calcext:value-type="string">
            <text:p>Barra do Piraí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Default" office:value-type="float" office:value="-22.462317" calcext:value-type="float">
            <text:p>-22.462317</text:p>
          </table:table-cell>
          <table:table-cell table:style-name="Default" office:value-type="float" office:value="-44.456994" calcext:value-type="float">
            <text:p>-44.456994</text:p>
          </table:table-cell>
          <table:table-cell office:value-type="string" calcext:value-type="string">
            <text:p>Resende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Default" office:value-type="float" office:value="-22.53802" calcext:value-type="float">
            <text:p>-22.53802</text:p>
          </table:table-cell>
          <table:table-cell table:style-name="Default" office:value-type="float" office:value="-44.182363" calcext:value-type="float">
            <text:p>-44.182363</text:p>
          </table:table-cell>
          <table:table-cell office:value-type="string" calcext:value-type="string">
            <text:p>Barra Mansa</text:p>
          </table:table-cell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Default" office:value-type="float" office:value="-22.23824" calcext:value-type="float">
            <text:p>-22.23824</text:p>
          </table:table-cell>
          <table:table-cell table:style-name="Default" office:value-type="float" office:value="-43.692058" calcext:value-type="float">
            <text:p>-43.692058</text:p>
          </table:table-cell>
          <table:table-cell office:value-type="string" calcext:value-type="string">
            <text:p>Valença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Default" office:value-type="float" office:value="-22.168888" calcext:value-type="float">
            <text:p>-22.168888</text:p>
          </table:table-cell>
          <table:table-cell table:style-name="Default" office:value-type="float" office:value="-43.580284" calcext:value-type="float">
            <text:p>-43.580284</text:p>
          </table:table-cell>
          <table:table-cell office:value-type="string" calcext:value-type="string">
            <text:p>Rio das Flores</text:p>
          </table:table-cell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Default" office:value-type="float" office:value="-22.504873" calcext:value-type="float">
            <text:p>-22.504873</text:p>
          </table:table-cell>
          <table:table-cell table:style-name="Default" office:value-type="float" office:value="-44.094093" calcext:value-type="float">
            <text:p>-44.094093</text:p>
          </table:table-cell>
          <table:table-cell office:value-type="string" calcext:value-type="string">
            <text:p>Volta Redonda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Default" office:value-type="float" office:value="-22.632904" calcext:value-type="float">
            <text:p>-22.632904</text:p>
          </table:table-cell>
          <table:table-cell table:style-name="Default" office:value-type="float" office:value="-43.900596" calcext:value-type="float">
            <text:p>-43.900596</text:p>
          </table:table-cell>
          <table:table-cell office:value-type="string" calcext:value-type="string">
            <text:p>Piraí</text:p>
          </table:table-cell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Default" office:value-type="float" office:value="-22.401409" calcext:value-type="float">
            <text:p>-22.401409</text:p>
          </table:table-cell>
          <table:table-cell table:style-name="Default" office:value-type="float" office:value="-43.660755" calcext:value-type="float">
            <text:p>-43.660755</text:p>
          </table:table-cell>
          <table:table-cell office:value-type="string" calcext:value-type="string">
            <text:p>Vassouras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Default" office:value-type="float" office:value="-22.451299" calcext:value-type="float">
            <text:p>-22.451299</text:p>
          </table:table-cell>
          <table:table-cell table:style-name="Default" office:value-type="float" office:value="-43.465394" calcext:value-type="float">
            <text:p>-43.465394</text:p>
          </table:table-cell>
          <table:table-cell office:value-type="string" calcext:value-type="string">
            <text:p>Miguel Pereira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Default" office:value-type="float" office:value="-22.527347" calcext:value-type="float">
            <text:p>-22.527347</text:p>
          </table:table-cell>
          <table:table-cell table:style-name="Default" office:value-type="float" office:value="-43.724234" calcext:value-type="float">
            <text:p>-43.724234</text:p>
          </table:table-cell>
          <table:table-cell office:value-type="string" calcext:value-type="string">
            <text:p>Mendes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Default" office:value-type="float" office:value="-22.554922" calcext:value-type="float">
            <text:p>-22.554922</text:p>
          </table:table-cell>
          <table:table-cell table:style-name="Default" office:value-type="float" office:value="-43.684477" calcext:value-type="float">
            <text:p>-43.684477</text:p>
          </table:table-cell>
          <table:table-cell office:value-type="string" calcext:value-type="string">
            <text:p>Engenheiro Paulo de Frontin</text:p>
          </table:table-cell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Default" office:value-type="float" office:value="-22.487632" calcext:value-type="float">
            <text:p>-22.487632</text:p>
          </table:table-cell>
          <table:table-cell table:style-name="Default" office:value-type="float" office:value="-44.564903" calcext:value-type="float">
            <text:p>-44.564903</text:p>
          </table:table-cell>
          <table:table-cell office:value-type="string" calcext:value-type="string">
            <text:p>Itatiaia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Default" office:value-type="float" office:value="-22.426356" calcext:value-type="float">
            <text:p>-22.426356</text:p>
          </table:table-cell>
          <table:table-cell table:style-name="Default" office:value-type="float" office:value="-44.287737" calcext:value-type="float">
            <text:p>-44.287737</text:p>
          </table:table-cell>
          <table:table-cell office:value-type="string" calcext:value-type="string">
            <text:p>Porto Real</text:p>
          </table:table-cell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Default" office:value-type="float" office:value="-22.518193" calcext:value-type="float">
            <text:p>-22.518193</text:p>
          </table:table-cell>
          <table:table-cell table:style-name="Default" office:value-type="float" office:value="-43.99589" calcext:value-type="float">
            <text:p>-43.99589</text:p>
          </table:table-cell>
          <table:table-cell office:value-type="string" calcext:value-type="string">
            <text:p>Pinheiral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Default" office:value-type="float" office:value="-22.167774" calcext:value-type="float">
            <text:p>-22.167774</text:p>
          </table:table-cell>
          <table:table-cell table:style-name="Default" office:value-type="float" office:value="-42.951172" calcext:value-type="float">
            <text:p>-42.951172</text:p>
          </table:table-cell>
          <table:table-cell office:value-type="string" calcext:value-type="string">
            <text:p>São José do Vale do Rio Preto</text:p>
          </table:table-cell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Default" office:value-type="float" office:value="-22.478396" calcext:value-type="float">
            <text:p>-22.478396</text:p>
          </table:table-cell>
          <table:table-cell table:style-name="Default" office:value-type="float" office:value="-43.173309" calcext:value-type="float">
            <text:p>-43.173309</text:p>
          </table:table-cell>
          <table:table-cell office:value-type="string" calcext:value-type="string">
            <text:p>Petrópolis</text:p>
          </table:table-cell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Default" office:value-type="float" office:value="-22.413965" calcext:value-type="float">
            <text:p>-22.413965</text:p>
          </table:table-cell>
          <table:table-cell table:style-name="Default" office:value-type="float" office:value="-43.139823" calcext:value-type="float">
            <text:p>-43.139823</text:p>
          </table:table-cell>
          <table:table-cell office:value-type="string" calcext:value-type="string">
            <text:p>Itaipava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Default" office:value-type="float" office:value="-22.164001" calcext:value-type="float">
            <text:p>-22.164001</text:p>
          </table:table-cell>
          <table:table-cell table:style-name="Default" office:value-type="float" office:value="-43.291093" calcext:value-type="float">
            <text:p>-43.291093</text:p>
          </table:table-cell>
          <table:table-cell office:value-type="string" calcext:value-type="string">
            <text:p>Paraíba do Sul</text:p>
          </table:table-cell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Default" office:value-type="float" office:value="-22.105651" calcext:value-type="float">
            <text:p>-22.105651</text:p>
          </table:table-cell>
          <table:table-cell table:style-name="Default" office:value-type="float" office:value="-43.210773" calcext:value-type="float">
            <text:p>-43.210773</text:p>
          </table:table-cell>
          <table:table-cell office:value-type="string" calcext:value-type="string">
            <text:p>Três Rios</text:p>
          </table:table-cell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Default" office:value-type="float" office:value="-21.991694" calcext:value-type="float">
            <text:p>-21.991694</text:p>
          </table:table-cell>
          <table:table-cell table:style-name="Default" office:value-type="float" office:value="-42.907691" calcext:value-type="float">
            <text:p>-42.907691</text:p>
          </table:table-cell>
          <table:table-cell office:value-type="string" calcext:value-type="string">
            <text:p>Sapucaia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Default" office:value-type="float" office:value="-22.439055" calcext:value-type="float">
            <text:p>-22.439055</text:p>
          </table:table-cell>
          <table:table-cell table:style-name="Default" office:value-type="float" office:value="-42.978147" calcext:value-type="float">
            <text:p>-42.978147</text:p>
          </table:table-cell>
          <table:table-cell office:value-type="string" calcext:value-type="string">
            <text:p>Teresópolis</text:p>
          </table:table-cell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Default" office:value-type="float" office:value="-22.047282" calcext:value-type="float">
            <text:p>-22.047282</text:p>
          </table:table-cell>
          <table:table-cell table:style-name="Default" office:value-type="float" office:value="-42.674863" calcext:value-type="float">
            <text:p>-42.674863</text:p>
          </table:table-cell>
          <table:table-cell office:value-type="string" calcext:value-type="string">
            <text:p>Sumidouro</text:p>
          </table:table-cell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Default" office:value-type="float" office:value="-21.930182" calcext:value-type="float">
            <text:p>-21.930182</text:p>
          </table:table-cell>
          <table:table-cell table:style-name="Default" office:value-type="float" office:value="-42.609041" calcext:value-type="float">
            <text:p>-42.609041</text:p>
          </table:table-cell>
          <table:table-cell office:value-type="string" calcext:value-type="string">
            <text:p>Carmo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Default" office:value-type="float" office:value="-22.867117" calcext:value-type="float">
            <text:p>-22.867117</text:p>
          </table:table-cell>
          <table:table-cell table:style-name="Default" office:value-type="float" office:value="-42.337179" calcext:value-type="float">
            <text:p>-42.337179</text:p>
          </table:table-cell>
          <table:table-cell office:value-type="string" calcext:value-type="string">
            <text:p>Araruma</text:p>
          </table:table-cell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Default" office:value-type="float" office:value="-22.707527" calcext:value-type="float">
            <text:p>-22.707527</text:p>
          </table:table-cell>
          <table:table-cell table:style-name="Default" office:value-type="float" office:value="-42.648415" calcext:value-type="float">
            <text:p>-42.648415</text:p>
          </table:table-cell>
          <table:table-cell office:value-type="string" calcext:value-type="string">
            <text:p>Rio Bonito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Default" office:value-type="float" office:value="-22.649228" calcext:value-type="float">
            <text:p>-22.649228</text:p>
          </table:table-cell>
          <table:table-cell table:style-name="Default" office:value-type="float" office:value="-42.389499" calcext:value-type="float">
            <text:p>-42.389499</text:p>
          </table:table-cell>
          <table:table-cell office:value-type="string" calcext:value-type="string">
            <text:p>Silva Jardim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Default" office:value-type="float" office:value="-22.487899" calcext:value-type="float">
            <text:p>-22.487899</text:p>
          </table:table-cell>
          <table:table-cell table:style-name="Default" office:value-type="float" office:value="-42.200352" calcext:value-type="float">
            <text:p>-42.200352</text:p>
          </table:table-cell>
          <table:table-cell office:value-type="string" calcext:value-type="string">
            <text:p>Casimiro de Abreu</text:p>
          </table:table-cell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Default" office:value-type="float" office:value="-22.08319" calcext:value-type="float">
            <text:p>-22.08319</text:p>
          </table:table-cell>
          <table:table-cell table:style-name="Default" office:value-type="float" office:value="-41.869265" calcext:value-type="float">
            <text:p>-41.869265</text:p>
          </table:table-cell>
          <table:table-cell office:value-type="string" calcext:value-type="string">
            <text:p>Conceição de Macabu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Default" office:value-type="float" office:value="-22.375677" calcext:value-type="float">
            <text:p>-22.375677</text:p>
          </table:table-cell>
          <table:table-cell table:style-name="Default" office:value-type="float" office:value="-41.775362" calcext:value-type="float">
            <text:p>-41.775362</text:p>
          </table:table-cell>
          <table:table-cell office:value-type="string" calcext:value-type="string">
            <text:p>Macaé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Default" office:value-type="float" office:value="-22.934255" calcext:value-type="float">
            <text:p>-22.934255</text:p>
          </table:table-cell>
          <table:table-cell table:style-name="Default" office:value-type="float" office:value="-42.495009" calcext:value-type="float">
            <text:p>-42.495009</text:p>
          </table:table-cell>
          <table:table-cell office:value-type="string" calcext:value-type="string">
            <text:p>Saquarema</text:p>
          </table:table-cell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Default" office:value-type="float" office:value="-22.833708" calcext:value-type="float">
            <text:p>-22.833708</text:p>
          </table:table-cell>
          <table:table-cell table:style-name="Default" office:value-type="float" office:value="-42.132863" calcext:value-type="float">
            <text:p>-42.132863</text:p>
          </table:table-cell>
          <table:table-cell office:value-type="string" calcext:value-type="string">
            <text:p>São Pedro da Aldeia</text:p>
          </table:table-cell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Default" office:value-type="float" office:value="-22.88999" calcext:value-type="float">
            <text:p>-22.88999</text:p>
          </table:table-cell>
          <table:table-cell table:style-name="Default" office:value-type="float" office:value="-42.034042" calcext:value-type="float">
            <text:p>-42.034042</text:p>
          </table:table-cell>
          <table:table-cell office:value-type="string" calcext:value-type="string">
            <text:p>Cabo Frio</text:p>
          </table:table-cell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Default" office:value-type="float" office:value="-22.7627" calcext:value-type="float">
            <text:p>-22.7627</text:p>
          </table:table-cell>
          <table:table-cell table:style-name="Default" office:value-type="float" office:value="-41.889374" calcext:value-type="float">
            <text:p>-41.889374</text:p>
          </table:table-cell>
          <table:table-cell office:value-type="string" calcext:value-type="string">
            <text:p>Armação de Búzios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Default" office:value-type="float" office:value="-22.515694" calcext:value-type="float">
            <text:p>-22.515694</text:p>
          </table:table-cell>
          <table:table-cell table:style-name="Default" office:value-type="float" office:value="-41.931379" calcext:value-type="float">
            <text:p>-41.931379</text:p>
          </table:table-cell>
          <table:table-cell office:value-type="string" calcext:value-type="string">
            <text:p>Rio das Ostras</text:p>
          </table:table-cell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Default" office:value-type="float" office:value="-22.835792" calcext:value-type="float">
            <text:p>-22.835792</text:p>
          </table:table-cell>
          <table:table-cell table:style-name="Default" office:value-type="float" office:value="-42.223256" calcext:value-type="float">
            <text:p>-42.223256</text:p>
          </table:table-cell>
          <table:table-cell office:value-type="string" calcext:value-type="string">
            <text:p>Iguaba Grande</text:p>
          </table:table-cell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Default" office:value-type="float" office:value="-22.112811" calcext:value-type="float">
            <text:p>-22.112811</text:p>
          </table:table-cell>
          <table:table-cell table:style-name="Default" office:value-type="float" office:value="-41.476473" calcext:value-type="float">
            <text:p>-41.476473</text:p>
          </table:table-cell>
          <table:table-cell office:value-type="string" calcext:value-type="string">
            <text:p>Quissamã</text:p>
          </table:table-cell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Default" office:value-type="float" office:value="-22.964908" calcext:value-type="float">
            <text:p>-22.964908</text:p>
          </table:table-cell>
          <table:table-cell table:style-name="Default" office:value-type="float" office:value="-42.029026" calcext:value-type="float">
            <text:p>-42.029026</text:p>
          </table:table-cell>
          <table:table-cell office:value-type="string" calcext:value-type="string">
            <text:p>Arraial do cabo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Default" office:value-type="float" office:value="-21.758808" calcext:value-type="float">
            <text:p>-21.758808</text:p>
          </table:table-cell>
          <table:table-cell table:style-name="Default" office:value-type="float" office:value="-41.328501" calcext:value-type="float">
            <text:p>-41.328501</text:p>
          </table:table-cell>
          <table:table-cell office:value-type="string" calcext:value-type="string">
            <text:p>Campos</text:p>
          </table:table-cell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Default" office:value-type="float" office:value="-21.672614" calcext:value-type="float">
            <text:p>-21.672614</text:p>
          </table:table-cell>
          <table:table-cell table:style-name="Default" office:value-type="float" office:value="-42.074539" calcext:value-type="float">
            <text:p>-42.074539</text:p>
          </table:table-cell>
          <table:table-cell office:value-type="string" calcext:value-type="string">
            <text:p>Itaocara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Default" office:value-type="float" office:value="-21.538104" calcext:value-type="float">
            <text:p>-21.538104</text:p>
          </table:table-cell>
          <table:table-cell table:style-name="Default" office:value-type="float" office:value="-42.181143" calcext:value-type="float">
            <text:p>-42.181143</text:p>
          </table:table-cell>
          <table:table-cell office:value-type="string" calcext:value-type="string">
            <text:p>Santo Antônio de Pádua</text:p>
          </table:table-cell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Default" office:value-type="float" office:value="-21.41819" calcext:value-type="float">
            <text:p>-21.41819</text:p>
          </table:table-cell>
          <table:table-cell table:style-name="Default" office:value-type="float" office:value="-42.201561" calcext:value-type="float">
            <text:p>-42.201561</text:p>
          </table:table-cell>
          <table:table-cell office:value-type="string" calcext:value-type="string">
            <text:p>Miracema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Default" office:value-type="float" office:value="-21.199251" calcext:value-type="float">
            <text:p>-21.199251</text:p>
          </table:table-cell>
          <table:table-cell table:style-name="Default" office:value-type="float" office:value="-42.123064" calcext:value-type="float">
            <text:p>-42.123064</text:p>
          </table:table-cell>
          <table:table-cell office:value-type="string" calcext:value-type="string">
            <text:p>Laje do Muriaé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Default" office:value-type="float" office:value="-20.964572" calcext:value-type="float">
            <text:p>-20.964572</text:p>
          </table:table-cell>
          <table:table-cell table:style-name="Default" office:value-type="float" office:value="-42.040359" calcext:value-type="float">
            <text:p>-42.040359</text:p>
          </table:table-cell>
          <table:table-cell office:value-type="string" calcext:value-type="string">
            <text:p>Porciúncula</text:p>
          </table:table-cell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Default" office:value-type="float" office:value="-20.986681" calcext:value-type="float">
            <text:p>-20.986681</text:p>
          </table:table-cell>
          <table:table-cell table:style-name="Default" office:value-type="float" office:value="-42.097966" calcext:value-type="float">
            <text:p>-42.097966</text:p>
          </table:table-cell>
          <table:table-cell office:value-type="string" calcext:value-type="string">
            <text:p>Natividade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Default" office:value-type="float" office:value="-21.650316" calcext:value-type="float">
            <text:p>-21.650316</text:p>
          </table:table-cell>
          <table:table-cell table:style-name="Default" office:value-type="float" office:value="-41.745674" calcext:value-type="float">
            <text:p>-41.745674</text:p>
          </table:table-cell>
          <table:table-cell office:value-type="string" calcext:value-type="string">
            <text:p>São Fidelis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Default" office:value-type="float" office:value="-21.578507" calcext:value-type="float">
            <text:p>-21.578507</text:p>
          </table:table-cell>
          <table:table-cell table:style-name="Default" office:value-type="float" office:value="-41.914755" calcext:value-type="float">
            <text:p>-41.914755</text:p>
          </table:table-cell>
          <table:table-cell office:value-type="string" calcext:value-type="string">
            <text:p>Cambuci</text:p>
          </table:table-cell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Default" office:value-type="float" office:value="-21.204977" calcext:value-type="float">
            <text:p>-21.204977</text:p>
          </table:table-cell>
          <table:table-cell table:style-name="Default" office:value-type="float" office:value="-41.890867" calcext:value-type="float">
            <text:p>-41.890867</text:p>
          </table:table-cell>
          <table:table-cell office:value-type="string" calcext:value-type="string">
            <text:p>Itaperuna</text:p>
          </table:table-cell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Default" office:value-type="float" office:value="-21.136892" calcext:value-type="float">
            <text:p>-21.136892</text:p>
          </table:table-cell>
          <table:table-cell table:style-name="Default" office:value-type="float" office:value="-41.675869" calcext:value-type="float">
            <text:p>-41.675869</text:p>
          </table:table-cell>
          <table:table-cell office:value-type="string" calcext:value-type="string">
            <text:p>Bom Jesus do Itabapoana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Default" office:value-type="float" office:value="-21.644592" calcext:value-type="float">
            <text:p>-21.644592</text:p>
          </table:table-cell>
          <table:table-cell table:style-name="Default" office:value-type="float" office:value="-41.050497" calcext:value-type="float">
            <text:p>-41.050497</text:p>
          </table:table-cell>
          <table:table-cell office:value-type="string" calcext:value-type="string">
            <text:p>São João da Barra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Default" office:value-type="float" office:value="-21.724329" calcext:value-type="float">
            <text:p>-21.724329</text:p>
          </table:table-cell>
          <table:table-cell table:style-name="Default" office:value-type="float" office:value="-41.316167" calcext:value-type="float">
            <text:p>-41.316167</text:p>
          </table:table-cell>
          <table:table-cell office:value-type="string" calcext:value-type="string">
            <text:p>Guarus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Default" office:value-type="float" office:value="-21.474027" calcext:value-type="float">
            <text:p>-21.474027</text:p>
          </table:table-cell>
          <table:table-cell table:style-name="Default" office:value-type="float" office:value="-41.120565" calcext:value-type="float">
            <text:p>-41.120565</text:p>
          </table:table-cell>
          <table:table-cell office:value-type="string" calcext:value-type="string">
            <text:p>São Francisco de Itabapoana</text:p>
          </table:table-cell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Default" office:value-type="float" office:value="-21.431603" calcext:value-type="float">
            <text:p>-21.431603</text:p>
          </table:table-cell>
          <table:table-cell table:style-name="Default" office:value-type="float" office:value="-41.690753" calcext:value-type="float">
            <text:p>-41.690753</text:p>
          </table:table-cell>
          <table:table-cell office:value-type="string" calcext:value-type="string">
            <text:p>Italva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Default" office:value-type="float" office:value="-22.267448" calcext:value-type="float">
            <text:p>-22.267448</text:p>
          </table:table-cell>
          <table:table-cell table:style-name="Default" office:value-type="float" office:value="-42.532617" calcext:value-type="float">
            <text:p>-42.532617</text:p>
          </table:table-cell>
          <table:table-cell office:value-type="string" calcext:value-type="string">
            <text:p>Nova Friburgo</text:p>
          </table:table-cell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Default" office:value-type="float" office:value="-22.05121" calcext:value-type="float">
            <text:p>-22.05121</text:p>
          </table:table-cell>
          <table:table-cell table:style-name="Default" office:value-type="float" office:value="-42.52246" calcext:value-type="float">
            <text:p>-42.52246</text:p>
          </table:table-cell>
          <table:table-cell office:value-type="string" calcext:value-type="string">
            <text:p>Duas Barras</text:p>
          </table:table-cell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Default" office:value-type="float" office:value="-21.981082" calcext:value-type="float">
            <text:p>-21.981082</text:p>
          </table:table-cell>
          <table:table-cell table:style-name="Default" office:value-type="float" office:value="-42.366435" calcext:value-type="float">
            <text:p>-42.366435</text:p>
          </table:table-cell>
          <table:table-cell office:value-type="string" calcext:value-type="string">
            <text:p>Cantagalo</text:p>
          </table:table-cell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Default" office:value-type="float" office:value="-22.033994" calcext:value-type="float">
            <text:p>-22.033994</text:p>
          </table:table-cell>
          <table:table-cell table:style-name="Default" office:value-type="float" office:value="-42.379193" calcext:value-type="float">
            <text:p>-42.379193</text:p>
          </table:table-cell>
          <table:table-cell office:value-type="string" calcext:value-type="string">
            <text:p>Cordeiro</text:p>
          </table:table-cell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Default" office:value-type="float" office:value="-21.955431" calcext:value-type="float">
            <text:p>-21.955431</text:p>
          </table:table-cell>
          <table:table-cell table:style-name="Default" office:value-type="float" office:value="-42.136554" calcext:value-type="float">
            <text:p>-42.136554</text:p>
          </table:table-cell>
          <table:table-cell office:value-type="string" calcext:value-type="string">
            <text:p>São Sebastião do Alto</text:p>
          </table:table-cell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Default" office:value-type="float" office:value="-21.961333" calcext:value-type="float">
            <text:p>-21.961333</text:p>
          </table:table-cell>
          <table:table-cell table:style-name="Default" office:value-type="float" office:value="-42.007643" calcext:value-type="float">
            <text:p>-42.007643</text:p>
          </table:table-cell>
          <table:table-cell office:value-type="string" calcext:value-type="string">
            <text:p>Santa Maria Madalena</text:p>
          </table:table-cell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Default" office:value-type="float" office:value="-22.063029" calcext:value-type="float">
            <text:p>-22.063029</text:p>
          </table:table-cell>
          <table:table-cell table:style-name="Default" office:value-type="float" office:value="-42.061565" calcext:value-type="float">
            <text:p>-42.061565</text:p>
          </table:table-cell>
          <table:table-cell office:value-type="string" calcext:value-type="string">
            <text:p>Trajano de Moraes</text:p>
          </table:table-cell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Default" office:value-type="float" office:value="-22.14998" calcext:value-type="float">
            <text:p>-22.14998</text:p>
          </table:table-cell>
          <table:table-cell table:style-name="Default" office:value-type="float" office:value="-42.423028" calcext:value-type="float">
            <text:p>-42.423028</text:p>
          </table:table-cell>
          <table:table-cell office:value-type="string" calcext:value-type="string">
            <text:p>Bom jardim</text:p>
          </table:table-cell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Default" office:value-type="float" office:value="-22.463731" calcext:value-type="float">
            <text:p>-22.463731</text:p>
          </table:table-cell>
          <table:table-cell table:style-name="Default" office:value-type="float" office:value="-42.653608" calcext:value-type="float">
            <text:p>-42.653608</text:p>
          </table:table-cell>
          <table:table-cell office:value-type="string" calcext:value-type="string">
            <text:p>Cachoeira de Macacu</text:p>
          </table:table-cell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Default" office:value-type="float" office:value="-22.939067" calcext:value-type="float">
            <text:p>-22.939067</text:p>
          </table:table-cell>
          <table:table-cell table:style-name="Default" office:value-type="float" office:value="-44.036253" calcext:value-type="float">
            <text:p>-44.036253</text:p>
          </table:table-cell>
          <table:table-cell office:value-type="string" calcext:value-type="string">
            <text:p>Mangaratiba</text:p>
          </table:table-cell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Default" office:value-type="float" office:value="-23.006962" calcext:value-type="float">
            <text:p>-23.006962</text:p>
          </table:table-cell>
          <table:table-cell table:style-name="Default" office:value-type="float" office:value="-44.314142" calcext:value-type="float">
            <text:p>-44.314142</text:p>
          </table:table-cell>
          <table:table-cell office:value-type="string" calcext:value-type="string">
            <text:p>Angra dos Reis</text:p>
          </table:table-cell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Default" office:value-type="float" office:value="-23.221616" calcext:value-type="float">
            <text:p>-23.221616</text:p>
          </table:table-cell>
          <table:table-cell table:style-name="Default" office:value-type="float" office:value="-44.728563" calcext:value-type="float">
            <text:p>-44.728563</text:p>
          </table:table-cell>
          <table:table-cell office:value-type="string" calcext:value-type="string">
            <text:p>Paraty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Default" office:value-type="float" office:value="-22.725461" calcext:value-type="float">
            <text:p>-22.725461</text:p>
          </table:table-cell>
          <table:table-cell table:style-name="Default" office:value-type="float" office:value="-44.137018" calcext:value-type="float">
            <text:p>-44.137018</text:p>
          </table:table-cell>
          <table:table-cell office:value-type="string" calcext:value-type="string">
            <text:p>Claro</text:p>
          </table:table-cell>
        </table:table-row>
        <table:table-row table:style-name="ro1" table:number-rows-repeated="104843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7" loext:min-decimal-places="7" number:min-integer-digits="1" number:grouping="true"/>
    </number:number-style>
    <number:number-style style:name="N130">
      <number:number number:decimal-places="8" loext:min-decimal-places="8" number:min-integer-digits="1" number:grouping="true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7" loext:min-decimal-places="7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9" loext:min-decimal-places="9" number:min-integer-digits="1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3" loext:min-decimal-places="13" number:min-integer-digits="1"/>
    </number:number-style>
    <number:number-style style:name="N143">
      <number:number number:decimal-places="14" loext:min-decimal-places="14" number:min-integer-digits="1"/>
    </number:number-style>
    <number:number-style style:name="N144">
      <number:number number:decimal-places="15" loext:min-decimal-places="15" number:min-integer-digits="1"/>
    </number:number-style>
    <number:number-style style:name="N145">
      <number:number number:decimal-places="16" loext:min-decimal-places="16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22:47:08.900952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3-07T23:03:34.755288806</dc:date>
    <meta:editing-duration>PT1H31M32S</meta:editing-duration>
    <meta:editing-cycles>5</meta:editing-cycles>
    <meta:document-statistic meta:table-count="1" meta:cell-count="556" meta:object-count="0"/>
  </office:meta>
</office:document-meta>
</file>